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2.373cm"/>
    </style:style>
    <style:style style:name="gr5" style:family="graphic" style:parent-style-name="standard">
      <style:graphic-properties draw:stroke="none" draw:fill="none" fo:min-height="1.973cm"/>
    </style:style>
    <style:style style:name="pr1" style:family="presentation" style:parent-style-name="lyt-cool-title" style:list-style-name="L5">
      <style:graphic-properties draw:fill-color="#ffffff"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8.662cm"/>
    </style:style>
    <style:style style:name="pr3" style:family="presentation" style:parent-style-name="lyt-cool-notes" style:list-style-name="L6">
      <style:graphic-properties draw:fill-color="#ffffff" draw:auto-grow-height="true" fo:min-height="11.41cm"/>
    </style:style>
    <style:style style:name="pr4" style:family="presentation" style:parent-style-name="lyt-cool-title">
      <style:graphic-properties draw:fill-color="#ffffff" draw:auto-grow-height="true" fo:min-height="3.507cm"/>
    </style:style>
    <style:style style:name="pr5" style:family="presentation" style:parent-style-name="lyt-cool-outline1">
      <style:graphic-properties draw:stroke="none" draw:fill="none" fo:min-height="2.534cm"/>
    </style:style>
    <style:style style:name="pr6" style:family="presentation" style:parent-style-name="lyt-cool-notes">
      <style:graphic-properties draw:fill-color="#ffffff" fo:min-height="11.159cm"/>
    </style:style>
    <style:style style:name="pr7" style:family="presentation" style:parent-style-name="lyt-cool-outline1">
      <style:graphic-properties draw:stroke="none" draw:fill="none" fo:min-height="1.056cm"/>
    </style:style>
    <style:style style:name="P1" style:family="paragraph">
      <style:paragraph-properties fo:margin-left="1cm" fo:margin-right="0cm" fo:text-indent="-1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72pt"/>
    </style:style>
    <style:style style:name="P4" style:family="paragraph">
      <style:text-properties fo:font-family="Albany" style:font-family-generic="swiss" fo:font-size="32pt" style:font-size-asian="32pt" style:font-size-complex="3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cm" fo:margin-right="0cm" fo:text-indent="-0.9cm"/>
      <style:text-properties fo:font-size="30pt" style:font-size-asian="30pt" style:font-size-complex="3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margin-left="0cm" fo:margin-right="0cm" fo:text-indent="0cm"/>
      <style:text-properties fo:font-size="22pt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font-size="54pt" fo:language="ca" fo:country="ES" style:font-size-asian="54pt" style:font-size-complex="54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language="ca" fo:country="ES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size="54pt"/>
    </style:style>
    <style:style style:name="T6" style:family="text">
      <style:text-properties fo:font-family="Albany" style:font-family-generic="swiss" fo:font-size="32pt" style:font-size-asian="32pt" style:font-size-complex="32pt"/>
    </style:style>
    <style:style style:name="T7" style:family="text">
      <style:text-properties fo:font-family="Albany" style:font-family-generic="swiss" fo:font-size="26pt" style:font-size-asian="26pt" style:font-size-complex="26pt"/>
    </style:style>
    <style:style style:name="T8" style:family="text">
      <style:text-properties fo:font-size="30pt" style:font-size-asian="30pt" style:font-size-complex="30pt"/>
    </style:style>
    <style:style style:name="T9" style:family="text">
      <style:text-properties fo:font-size="30pt" fo:font-weight="bold" style:font-size-asian="30pt" style:font-size-complex="30pt"/>
    </style:style>
    <style:style style:name="T10" style:family="text">
      <style:text-properties fo:font-size="30pt" fo:font-weight="bold" style:font-size-asian="30pt" style:font-weight-asian="bold" style:font-size-complex="30pt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fo:font-weight="bold" style:font-size-asian="26pt" style:font-size-complex="26pt"/>
    </style:style>
    <style:style style:name="T13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4" style:family="text">
      <style:text-properties fo:font-size="22pt"/>
    </style:style>
    <style:style style:name="T15" style:family="text">
      <style:text-properties fo:font-size="22pt" style:text-underline-style="solid" style:text-underline-width="auto" style:text-underline-color="font-color"/>
    </style:style>
    <style:style style:name="T16" style:family="text">
      <style:text-properties fo:color="#000000" style:text-outline="false" style:text-line-through-style="none" fo:font-family="albany" style:font-family-generic="swiss" fo:font-size="26pt" fo:font-style="normal" fo:text-shadow="none" style:text-underline-style="none" fo:font-weight="normal" style:font-family-asian="CMR12" style:font-size-asian="26pt" style:font-family-complex="CMR12" style:font-size-complex="26pt"/>
    </style:style>
    <style:style style:name="T17" style:family="text">
      <style:text-properties fo:font-family="albany" style:font-family-generic="swiss" fo:font-size="26pt" style:font-size-asian="26pt" style:font-size-complex="26pt"/>
    </style:style>
    <style:style style:name="T18" style:family="text">
      <style:text-properties fo:font-size="26pt" fo:font-weight="bold"/>
    </style:style>
    <style:style style:name="T19" style:family="text">
      <style:text-properties fo:font-size="26pt"/>
    </style:style>
    <style:style style:name="T20" style:family="text">
      <style:text-properties fo:font-size="26pt" fo:font-weight="normal"/>
    </style:style>
    <style:style style:name="T21" style:family="text">
      <style:text-properties fo:font-size="26pt" style:text-underline-style="none"/>
    </style:style>
    <style:style style:name="T22" style:family="text">
      <style:text-properties fo:font-size="20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1cm" svg:height="3.862cm" svg:x="2.058cm" svg:y="1.366cm" presentation:class="title" presentation:user-transformed="true">
          <draw:text-box>
            <text:p text:style-name="P1"><text:span text:style-name="T1">Aplicacions </text:span><text:span text:style-name="T2">Estadístiques </text:span><text:span text:style-name="T3">Enginyeria</text:span> <text:span text:style-name="T3">Edificació</text:span></text:p>
          </draw:text-box>
        </draw:frame>
        <draw:frame presentation:style-name="pr2" draw:text-style-name="P3" draw:layer="layout" svg:width="23.911cm" svg:height="8.662cm" svg:x="2.058cm" svg:y="5.838cm" presentation:class="subtitle" presentation:user-transformed="true">
          <draw:text-box>
            <text:p text:style-name="P2"><text:span text:style-name="T4">TEMA 1</text:span></text:p>
            <text:p text:style-name="P2"><text:span text:style-name="T5"/></text:p>
          </draw:text-box>
        </draw:frame>
        <draw:frame draw:style-name="gr1" draw:text-style-name="P4" draw:layer="layout" svg:width="22.5cm" svg:height="8.692cm" svg:x="3cm" svg:y="12.9cm">
          <draw:text-box>
            <text:list text:style-name="L3">
              <text:list-item>
                <text:p><text:span text:style-name="T6"><text:s/></text:span><text:span text:style-name="T7">Població i variables. </text:span></text:p>
              </text:list-item>
              <text:list-item>
                <text:p><text:span text:style-name="T7"><text:s/></text:span><text:span text:style-name="T7">Distribucions de caràcter unidimensional.</text:span></text:p>
              </text:list-item>
              <text:list-item>
                <text:p><text:span text:style-name="T7"><text:s/></text:span><text:span text:style-name="T7">Representacions gràfiques clàssiques de les distribucions. </text:span></text:p>
              </text:list-item>
              <text:list-item>
                <text:p><text:span text:style-name="T7"><text:s/></text:span><text:span text:style-name="T7">Descriptors d'un conjunt d'observacions.</text:span></text:p>
              </text:list-item>
              <text:list-item>
                <text:p><text:span text:style-name="T7"><text:s/></text:span><text:span text:style-name="T7">Diagrames.</text:span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2" draw:layer="layout" svg:width="15.385cm" svg:height="1.517cm" svg:x="6.3cm" svg:y="10.283cm">
          <draw:text-box>
            <text:list text:style-name="L3">
              <text:list-header>
                <text:p><text:span text:style-name="T6">Anàlisi exploratòria de dades</text:span></text:p>
              </text:list-header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9">
        <office:forms form:automatic-focus="false" form:apply-design-mode="false"/>
        <draw:frame presentation:style-name="pr4" draw:text-style-name="P5" draw:layer="layout" svg:width="23.911cm" svg:height="3.507cm" svg:x="2.058cm" svg:y="1.543cm" presentation:class="title">
          <draw:text-box>
            <text:p text:style-name="P5">Conceptes bàsics</text:p>
          </draw:text-box>
        </draw:frame>
        <draw:frame presentation:style-name="pr5" draw:text-style-name="P6" draw:layer="layout" svg:width="23.4cm" svg:height="2.534cm" svg:x="0.2cm" svg:y="6cm">
          <draw:text-box>
            <text:list text:style-name="L4">
              <text:list-item>
                <text:list>
                  <text:list-item>
                    <text:p text:style-name="P5"><text:span text:style-name="T8">Estadística </text:span><text:span text:style-name="T9">descriptiva</text:span><text:span text:style-name="T8">: </text:span>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23.4cm" svg:height="9.572cm" svg:x="0.2cm" svg:y="9.5cm">
          <draw:text-box>
            <text:list text:style-name="L4">
              <text:list-item>
                <text:list>
                  <text:list-item>
                    <text:p text:style-name="P5"><text:span text:style-name="T10">Dades</text:span><text:span text:style-name="T8">: </text:span><text:span text:style-name="T11">unitats d'informació recopilades durant l'estudi estadístic </text:span></text:p>
                    <text:p text:style-name="P5"><text:span text:style-name="T11"/></text:p>
                  </text:list-item>
                  <text:list-item>
                    <text:p text:style-name="P5"><text:span text:style-name="T8">Les dades poden procedir de:</text:span></text:p>
                    <text:list>
                      <text:list-item>
                        <text:p text:style-name="P5"><text:span text:style-name="T11">una </text:span><text:span text:style-name="T12">població</text:span><text:span text:style-name="T11">: conjunt total sobre el qual es fa l'estudi estadístic</text:span></text:p>
                      </text:list-item>
                      <text:list-item>
                        <text:p text:style-name="P5"><text:span text:style-name="T11">una </text:span><text:span text:style-name="T12">mostra</text:span><text:span text:style-name="T11">: <text:s/>subconjunt del conjunt tota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7" draw:layer="layout" svg:width="14.5cm" svg:height="2.301cm" svg:x="13cm" svg:y="5.9cm">
          <draw:text-box>
            <text:list text:style-name="L3">
              <text:list-item>
                <text:list>
                  <text:list-header>
                    <text:p><text:span text:style-name="T11">ciència per a la </text:span><text:span text:style-name="T13">descripció</text:span><text:span text:style-name="T11"> i </text:span><text:span text:style-name="T13">organització</text:span><text:span text:style-name="T11"> de dade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6" draw:text-style-name="P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9">
        <office:forms form:automatic-focus="false" form:apply-design-mode="false"/>
        <draw:frame presentation:style-name="pr4" draw:text-style-name="P5" draw:layer="layout" svg:width="23.911cm" svg:height="3.507cm" svg:x="2.058cm" svg:y="1.543cm" presentation:class="title">
          <draw:text-box>
            <text:p text:style-name="P5">Conceptes bàsics</text:p>
          </draw:text-box>
        </draw:frame>
        <draw:frame presentation:style-name="pr5" draw:text-style-name="P6" draw:layer="layout" svg:width="23.4cm" svg:height="2.534cm" svg:x="0.2cm" svg:y="5.6cm">
          <draw:text-box>
            <text:list text:style-name="L4">
              <text:list-item>
                <text:list>
                  <text:list-item>
                    <text:p text:style-name="P5"><text:span text:style-name="T8">Població i mostra: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23.6cm" svg:height="6.299cm" svg:x="2.1cm" svg:y="7.5cm">
          <draw:text-box>
            <text:p text:style-name="P5"><text:span text:style-name="T14">Exemples: </text:span></text:p>
            <text:list text:style-name="L3">
              <text:list-item>
                <text:list>
                  <text:list-item>
                    <text:p text:style-name="P5"><text:span text:style-name="T14">Per a un estudi sobre la satisfacció dels clients d'un hotel es passa un qüestionari a </text:span><text:span text:style-name="T15">tots</text:span><text:span text:style-name="T14"> els clients (població)</text:span></text:p>
                    <text:p text:style-name="P5"><text:span text:style-name="T14"/></text:p>
                  </text:list-item>
                  <text:list-item>
                    <text:p text:style-name="P5"><text:span text:style-name="T14">Per a un estudi sobre el fracàs escolar a Balears es prenen les dades de 5 escoles de Mallorca, 2 de Menorca i 2 d'Eivissa (mostra) </text:span>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26.3cm" svg:height="2.534cm" svg:x="0.2cm" svg:y="15.2cm">
          <draw:text-box>
            <text:list text:style-name="L4">
              <text:list-item>
                <text:list>
                  <text:list-item>
                    <text:p text:style-name="P5"><text:span text:style-name="T10">Variables</text:span><text:span text:style-name="T8">: </text:span><text:span text:style-name="T16">característiques o atributs </text:span><text:span text:style-name="T17">que</text:span><text:span text:style-name="T11"> permeten classificar les dades en diferentes categori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6" draw:text-style-name="P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9">
        <office:forms form:automatic-focus="false" form:apply-design-mode="false"/>
        <draw:frame presentation:style-name="pr4" draw:text-style-name="P5" draw:layer="layout" svg:width="23.911cm" svg:height="3.507cm" svg:x="2.058cm" svg:y="1.543cm" presentation:class="title">
          <draw:text-box>
            <text:p text:style-name="P5">Conceptes bàsics</text:p>
          </draw:text-box>
        </draw:frame>
        <draw:frame presentation:style-name="pr5" draw:text-style-name="P6" draw:layer="layout" svg:width="23.4cm" svg:height="2.889cm" svg:x="-0.3cm" svg:y="5.3cm">
          <draw:text-box>
            <text:list text:style-name="L4">
              <text:list-item>
                <text:list>
                  <text:list-item>
                    <text:p text:style-name="P5"><text:span text:style-name="T8">Tipus de variables:</text:span></text:p>
                    <text:list>
                      <text:list-item>
                        <text:p text:style-name="P5"><text:span text:style-name="T8">En funció del </text:span><text:span text:style-name="T10">tipus</text:span><text:span text:style-name="T8"> de dad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26.117cm" svg:height="2.623cm" svg:x="3.083cm" svg:y="13.777cm">
          <draw:text-box>
            <text:p text:style-name="P9"><text:span text:style-name="T18">Ordinals</text:span><text:span text:style-name="T19">: no prenen valors numèrics però es poden ordenar </text:span></text:p>
          </draw:text-box>
        </draw:frame>
        <draw:frame draw:style-name="gr5" draw:text-style-name="P9" draw:layer="layout" svg:width="27.545cm" svg:height="2.359cm" svg:x="1.384cm" svg:y="8.477cm">
          <draw:text-box>
            <text:p text:style-name="P9"><text:span text:style-name="T18">Quantitatives</text:span><text:span text:style-name="T19">: medeixen una magnitud i prenen valors numèrics. Hi ha dos tipus: </text:span><text:span text:style-name="T18">discretes</text:span><text:span text:style-name="T19"> i </text:span><text:span text:style-name="T18">contínues</text:span><text:span text:style-name="T20">.</text:span></text:p>
          </draw:text-box>
        </draw:frame>
        <draw:frame presentation:style-name="pr7" draw:text-style-name="P9" draw:layer="layout" svg:width="25cm" svg:height="2.08cm" svg:x="3.1cm" svg:y="17.456cm">
          <draw:text-box>
            <text:p text:style-name="P9"><text:span text:style-name="T18">Nominals</text:span><text:span text:style-name="T19">: </text:span><text:span text:style-name="T21">no prenen valors numèrics ni es poden ordenar</text:span></text:p>
          </draw:text-box>
        </draw:frame>
        <draw:frame draw:style-name="gr1" draw:text-style-name="P10" draw:layer="layout" svg:width="24cm" svg:height="1.835cm" svg:x="3.8cm" svg:y="10.8cm">
          <draw:text-box>
            <text:p text:style-name="P5"><text:span text:style-name="T22">Exemple: nombre d'alumnes matriculats d'estadística (discreta), </text:span></text:p>
            <text:p text:style-name="P5"><text:span text:style-name="T22"><text:tab/></text:span><text:span text:style-name="T22"><text:tab/></text:span><text:span text:style-name="T22"> <text:s text:c="2"/></text:span><text:span text:style-name="T22">temperatura mesurada per una estació meteorològica (contínua)</text:span></text:p>
          </draw:text-box>
        </draw:frame>
        <draw:frame draw:style-name="gr1" draw:text-style-name="P10" draw:layer="layout" svg:width="22.8cm" svg:height="1.835cm" svg:x="5.1cm" svg:y="15.601cm">
          <draw:text-box>
            <text:p text:style-name="P5"><text:span text:style-name="T22">Exemple: grau de satisfacció dels clients d'un hotel (insatisfet, poc satisfet, satisfet, molt satisfet)</text:span></text:p>
          </draw:text-box>
        </draw:frame>
        <draw:frame draw:style-name="gr1" draw:text-style-name="P10" draw:layer="layout" svg:width="22.3cm" svg:height="1.835cm" svg:x="4.9cm" svg:y="19.202cm">
          <draw:text-box>
            <text:p text:style-name="P5"><text:span text:style-name="T22">Exemple: tipus d'establiment hoteler (hotel rural, hotel de ciutat, hotel de platja)</text:span></text:p>
          </draw:text-box>
        </draw:frame>
        <draw:frame draw:style-name="gr1" draw:layer="layout" svg:width="11cm" svg:height="1.305cm" svg:x="1.3cm" svg:y="12.8cm">
          <draw:text-box>
            <text:p text:style-name="P9"><text:span text:style-name="T18">Qualitatives</text:span><text:span text:style-name="T19">: 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6" draw:text-style-name="P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9">
        <office:forms form:automatic-focus="false" form:apply-design-mode="false"/>
        <draw:frame presentation:style-name="pr4" draw:text-style-name="P5" draw:layer="layout" svg:width="23.911cm" svg:height="3.507cm" svg:x="2.058cm" svg:y="1.543cm" presentation:class="title">
          <draw:text-box>
            <text:p text:style-name="P5">Conceptes bàsics</text:p>
          </draw:text-box>
        </draw:frame>
        <draw:frame presentation:style-name="pr5" draw:text-style-name="P6" draw:layer="layout" svg:width="23.4cm" svg:height="2.889cm" svg:x="-0.3cm" svg:y="5.7cm">
          <draw:text-box>
            <text:list text:style-name="L4">
              <text:list-item>
                <text:list>
                  <text:list-item>
                    <text:p text:style-name="P5"><text:span text:style-name="T8">Tipus de variables:</text:span></text:p>
                    <text:list>
                      <text:list-item>
                        <text:p text:style-name="P5"><text:span text:style-name="T8">En funció de la seva </text:span><text:span text:style-name="T10">dimensió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26.117cm" svg:height="2.623cm" svg:x="1.383cm" svg:y="13.377cm">
          <draw:text-box>
            <text:p text:style-name="P9"><text:span text:style-name="T18">Multidimensionals</text:span><text:span text:style-name="T19">: si consideren dues o més característiques de manera simultània</text:span></text:p>
          </draw:text-box>
        </draw:frame>
        <draw:frame draw:style-name="gr5" draw:text-style-name="P9" draw:layer="layout" svg:width="27.545cm" svg:height="2.33cm" svg:x="1.384cm" svg:y="9.177cm">
          <draw:text-box>
            <text:p text:style-name="P9"><text:span text:style-name="T18">Unidimensionals</text:span><text:span text:style-name="T19">: si només consideren una única característica</text:span></text:p>
          </draw:text-box>
        </draw:frame>
        <draw:frame draw:style-name="gr1" draw:text-style-name="P10" draw:layer="layout" svg:width="24cm" svg:height="1.043cm" svg:x="3.8cm" svg:y="11.4cm">
          <draw:text-box>
            <text:p text:style-name="P5"><text:span text:style-name="T22">Exemple: alçada, edat</text:span></text:p>
          </draw:text-box>
        </draw:frame>
        <draw:frame draw:style-name="gr1" draw:text-style-name="P10" draw:layer="layout" svg:width="24cm" svg:height="1.043cm" svg:x="3.8cm" svg:y="15.601cm">
          <draw:text-box>
            <text:p text:style-name="P5"><text:span text:style-name="T22">Exemple: edat i alçada, sexe i pes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6" draw:text-style-name="P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9">
        <draw:frame presentation:style-name="pr4" draw:text-style-name="P5" draw:layer="layout" svg:width="23.911cm" svg:height="3.507cm" svg:x="2.058cm" svg:y="1.543cm" presentation:class="title">
          <draw:text-box>
            <text:p text:style-name="P5">Conceptes bàsics</text:p>
          </draw:text-box>
        </draw:frame>
        <draw:frame presentation:style-name="pr5" draw:text-style-name="P6" draw:layer="layout" svg:width="23.4cm" svg:height="2.889cm" svg:x="-0.3cm" svg:y="5.7cm">
          <draw:text-box>
            <text:list text:style-name="L4">
              <text:list-item>
                <text:list>
                  <text:list-item>
                    <text:p text:style-name="P5"><text:span text:style-name="T8">Tipus de variables:</text:span></text:p>
                    <text:list>
                      <text:list-item>
                        <text:p text:style-name="P5"><text:span text:style-name="T8">En funció del seu caràcter </text:span><text:span text:style-name="T10">tempora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26.117cm" svg:height="3.355cm" svg:x="1.383cm" svg:y="13.377cm">
          <draw:text-box>
            <text:p text:style-name="P9"><text:span text:style-name="T18">Temporals (sèries cronològiques)</text:span><text:span text:style-name="T19">: quan es té en compte l'instant de temps en què es varen recollir les dades</text:span></text:p>
          </draw:text-box>
        </draw:frame>
        <draw:frame draw:style-name="gr5" draw:text-style-name="P9" draw:layer="layout" svg:width="27.545cm" svg:height="2.33cm" svg:x="1.384cm" svg:y="9.177cm">
          <draw:text-box>
            <text:p text:style-name="P9"><text:span text:style-name="T18">Atemporals</text:span><text:span text:style-name="T19">: quan no es té en compte l'instant de temps en què es varen recollir les dades</text:span></text:p>
          </draw:text-box>
        </draw:frame>
        <draw:frame draw:style-name="gr1" draw:text-style-name="P10" draw:layer="layout" svg:width="24cm" svg:height="1.043cm" svg:x="3.8cm" svg:y="11.4cm">
          <draw:text-box>
            <text:p text:style-name="P5"><text:span text:style-name="T22">Exemple: pes d'un conjunt de persones, color dels ulls</text:span></text:p>
          </draw:text-box>
        </draw:frame>
        <draw:frame draw:style-name="gr1" draw:text-style-name="P10" draw:layer="layout" svg:width="24cm" svg:height="1.835cm" svg:x="3.8cm" svg:y="16.801cm">
          <draw:text-box>
            <text:p text:style-name="P5"><text:span text:style-name="T22">Exemple: pes d'un conjunt de persones entre l'any 2000 i l'actualitat, PIB anual d'Espanya entre 1970 i 1990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6" draw:text-style-name="P5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lyt-cool" style:page-layout-name="PM1" draw:style-name="Mdp1"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creation-date>2008-02-22T09:40:46</meta:creation-date>
    <dc:date>2010-02-02T11:12:21.39</dc:date>
    <dc:language>es-ES</dc:language>
    <meta:editing-cycles>56</meta:editing-cycles>
    <meta:editing-duration>PT20H21M49S</meta:editing-duration>
    <meta:document-statistic meta:object-count="63"/>
    <meta:user-defined meta:name="Info 1"/>
    <meta:user-defined meta:name="Info 2"/>
    <meta:user-defined meta:name="Info 3"/>
    <meta:user-defined meta:name="Info 4"/>
  </office:meta>
</office:document-meta>
</file>